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23" style:family="text">
      <style:text-properties fo:font-size="12.00pt" fo:font-weight="bold" fo:font-family="'Cambria Math'" style:font-family-asian="'Cambria Math'" style:font-family-complex="'Cambria Math'" fo:background-color="transparent" fo:color="#c9211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P1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4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7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14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17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0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7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30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35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5pt" fo:text-indent="-2.75pt">
        <style:tab-stops>
          <style:tab-stop style:position="479.50pt"/>
        </style:tab-stops>
      </style:paragraph-properties>
    </style:style>
    <style:style style:name="P38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41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229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48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51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54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46.70pt"/>
          <style:tab-stop style:position="3286.90pt" style:type="center"/>
          <style:tab-stop style:position="421118.90pt" style:type="right"/>
          <style:tab-stop style:position="1622.85pt"/>
          <style:tab-stop style:position="111.95pt"/>
        </style:tab-stops>
      </style:paragraph-properties>
    </style:style>
    <style:style style:name="P57" style:family="paragraph">
      <style:paragraph-properties fo:line-height="100.00%" fo:text-align="left"/>
    </style:style>
    <style:style style:name="TableColumn0100" style:family="table-column">
      <style:table-column-properties style:column-width="3.229167in"/>
    </style:style>
    <style:style style:name="TableColumn0101" style:family="table-column">
      <style:table-column-properties style:column-width="1.729167in"/>
    </style:style>
    <style:style style:name="TableColumn0102" style:family="table-column">
      <style:table-column-properties style:column-width="1.739583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6d6d"/>
    </style:style>
    <style:style style:name="TableColumn0200" style:family="table-column">
      <style:table-column-properties style:column-width="0.686806in"/>
    </style:style>
    <style:style style:name="TableColumn0201" style:family="table-column">
      <style:table-column-properties style:column-width="1.593056in"/>
    </style:style>
    <style:style style:name="TableColumn0202" style:family="table-column">
      <style:table-column-properties style:column-width="0.868056in"/>
    </style:style>
    <style:style style:name="TableColumn0203" style:family="table-column">
      <style:table-column-properties style:column-width="2.361111in"/>
    </style:style>
    <style:style style:name="TableColumn0204" style:family="table-column">
      <style:table-column-properties style:column-width="1.192361in"/>
    </style:style>
    <style:style style:name="Table02" style:family="table">
      <style:table-properties style:width="6.701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81d41a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"><text:span text:style-name="T2">./analog nomfichier.log</text:span><text:span text:style-name="T3"/></text:p>
          </table:table-cell>
          <table:table-cell table:style-name="TableCell010001">
            <text:p text:style-name="P2"><text:span text:style-name="T3"/></text:p>
          </table:table-cell>
          <table:table-cell table:style-name="TableCell010002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./analog nomfichier.txt</text:span><text:span text:style-name="T5"/></text:p>
          </table:table-cell>
          <table:table-cell table:style-name="TableCell010101">
            <text:p text:style-name="P5"><text:span text:style-name="T5"/></text:p>
          </table:table-cell>
          <table:table-cell table:style-name="TableCell010102">
            <text:p text:style-name="P5"><text:span text:style-name="T5"/></text:p>
          </table:table-cell>
        </table:table-row>
        <table:table-row table:style-name="TableRow0102">
          <table:table-cell table:style-name="TableCell010200">
            <text:p text:style-name="P8"><text:span text:style-name="T6">./analog</text:span><text:span text:style-name="T7"/></text:p>
          </table:table-cell>
          <table:table-cell table:style-name="TableCell010201">
            <text:p text:style-name="P8"><text:span text:style-name="T8">Argument invalide</text:span><text:span text:style-name="T9"/></text:p>
          </table:table-cell>
          <table:table-cell table:style-name="TableCell010202">
            <text:p text:style-name="P8"><text:span text:style-name="T9"/></text:p>
          </table:table-cell>
        </table:table-row>
        <table:table-row table:style-name="TableRow0103">
          <table:table-cell table:style-name="TableCell010300">
            <text:p text:style-name="P10"><text:span text:style-name="T10">./analog nomfichier.log toto tutu</text:span><text:span text:style-name="T11"/></text:p>
          </table:table-cell>
          <table:table-cell table:style-name="TableCell010301">
            <text:p text:style-name="P10"><text:span text:style-name="T12">Trop d’arguments</text:span><text:span text:style-name="T13"/></text:p>
          </table:table-cell>
          <table:table-cell table:style-name="TableCell010302">
            <text:p text:style-name="P10"><text:span text:style-name="T13"/></text:p>
          </table:table-cell>
        </table:table-row>
        <table:table-row table:style-name="TableRow0104">
          <table:table-cell table:style-name="TableCell010400">
            <text:p text:style-name="P12"><text:span text:style-name="T14">./analog nomfichier.dot</text:span><text:span text:style-name="T15"/></text:p>
          </table:table-cell>
          <table:table-cell table:style-name="TableCell010401">
            <text:p text:style-name="P12"><text:span text:style-name="T16">Extension incorrecte (.txt ou .log attendu)</text:span><text:span text:style-name="T17"/></text:p>
          </table:table-cell>
          <table:table-cell table:style-name="TableCell010402">
            <text:p text:style-name="P12"><text:span text:style-name="T17"/></text:p>
          </table:table-cell>
        </table:table-row>
        <table:table-row table:style-name="TableRow0105">
          <table:table-cell table:style-name="TableCell010500" table:number-columns-spanned="3">
            <text:p text:style-name="P15"><text:span text:style-name="T17"/></text:p>
          </table:table-cell>
          <table:covered-table-cell/>
          <table:covered-table-cell/>
        </table:table-row>
        <table:table-row table:style-name="TableRow0106">
          <table:table-cell table:style-name="TableCell010600">
            <text:p text:style-name="P18"><text:span text:style-name="T18">./analog -g nomfichier.dot nomfichier.log</text:span><text:span text:style-name="T19"/></text:p>
          </table:table-cell>
          <table:table-cell table:style-name="TableCell010601">
            <text:p text:style-name="P18"><text:span text:style-name="T19"/></text:p>
          </table:table-cell>
          <table:table-cell table:style-name="TableCell010602">
            <text:p text:style-name="P18"><text:span text:style-name="T19"/></text:p>
          </table:table-cell>
        </table:table-row>
        <table:table-row table:style-name="TableRow0107">
          <table:table-cell table:style-name="TableCell010700">
            <text:p text:style-name="P21"><text:span text:style-name="T20">./analog -g</text:span><text:span text:style-name="T21"/></text:p>
          </table:table-cell>
          <table:table-cell table:style-name="TableCell010701">
            <text:p text:style-name="P21"><text:span text:style-name="T22">Argument invalide</text:span><text:span text:style-name="T23"/></text:p>
          </table:table-cell>
          <table:table-cell table:style-name="TableCell010702">
            <text:p text:style-name="P21"><text:span text:style-name="T23"/></text:p>
          </table:table-cell>
        </table:table-row>
        <table:table-row table:style-name="TableRow0108">
          <table:table-cell table:style-name="TableCell010800">
            <text:p text:style-name="P23"><text:span text:style-name="T24">./analog -g nomfichier.toto nomfichier.log</text:span></text:p>
            <text:p text:style-name="P23"><text:span text:style-name="T24">ou</text:span></text:p>
            <text:p text:style-name="P23"><text:span text:style-name="T24">./analog -g -e nomfichier.dot nomfichier.log</text:span></text:p>
            <text:p text:style-name="P23"><text:span text:style-name="T24">[...]</text:span><text:span text:style-name="T25"/></text:p>
          </table:table-cell>
          <table:table-cell table:style-name="TableCell010801">
            <text:p text:style-name="P23"><text:span text:style-name="T26">Nom de fichier incorrect(.dot attendu)</text:span><text:span text:style-name="T27"/></text:p>
          </table:table-cell>
          <table:table-cell table:style-name="TableCell010802">
            <text:p text:style-name="P23"><text:span text:style-name="T27"/></text:p>
          </table:table-cell>
        </table:table-row>
        <table:table-row table:style-name="TableRow0109">
          <table:table-cell table:style-name="TableCell010900">
            <text:p text:style-name="P25"><text:span text:style-name="T28">./analog -g nomfichier1.dot -g nomfichier2.dot nomfichier.log</text:span><text:span text:style-name="T29"/></text:p>
          </table:table-cell>
          <table:table-cell table:style-name="TableCell010901">
            <text:p text:style-name="P25"><text:span text:style-name="T30">Option -g déjà utilisée</text:span><text:span text:style-name="T31"/></text:p>
          </table:table-cell>
          <table:table-cell table:style-name="TableCell010902">
            <text:p text:style-name="P25"><text:span text:style-name="T31"/></text:p>
          </table:table-cell>
        </table:table-row>
        <table:table-row table:style-name="TableRow0110">
          <table:table-cell table:style-name="TableCell011000" table:number-columns-spanned="3">
            <text:p text:style-name="P28"><text:span text:style-name="T31"/></text:p>
          </table:table-cell>
          <table:covered-table-cell/>
          <table:covered-table-cell/>
        </table:table-row>
        <table:table-row table:style-name="TableRow0111">
          <table:table-cell table:style-name="TableCell011100">
            <text:p text:style-name="P31"><text:span text:style-name="T32">./analog -e nomfichier.log</text:span><text:span text:style-name="T33"/></text:p>
          </table:table-cell>
          <table:table-cell table:style-name="TableCell011101">
            <text:p text:style-name="P31"><text:span text:style-name="T33"/></text:p>
          </table:table-cell>
          <table:table-cell table:style-name="TableCell011102">
            <text:p text:style-name="P31"><text:span text:style-name="T33"/></text:p>
          </table:table-cell>
        </table:table-row>
        <table:table-row table:style-name="TableRow0112">
          <table:table-cell table:style-name="TableCell011200">
            <text:p text:style-name="P33"><text:span text:style-name="T34">./analog -e -g nomfichier.dot nomfichier.log</text:span><text:span text:style-name="T35"/></text:p>
          </table:table-cell>
          <table:table-cell table:style-name="TableCell011201">
            <text:p text:style-name="P33"><text:span text:style-name="T35"/></text:p>
          </table:table-cell>
          <table:table-cell table:style-name="TableCell011202">
            <text:p text:style-name="P33"><text:span text:style-name="T35"/></text:p>
          </table:table-cell>
        </table:table-row>
        <table:table-row table:style-name="TableRow0113">
          <table:table-cell table:style-name="TableCell011300" table:number-columns-spanned="3">
            <text:p text:style-name="P36"><text:span text:style-name="T35"/></text:p>
          </table:table-cell>
          <table:covered-table-cell/>
          <table:covered-table-cell/>
        </table:table-row>
        <table:table-row table:style-name="TableRow0114">
          <table:table-cell table:style-name="TableCell011400">
            <text:p text:style-name="P39"><text:span text:style-name="T36">./analog -t &lt;heure&gt;</text:span><text:span text:style-name="T37"/></text:p>
          </table:table-cell>
          <table:table-cell table:style-name="TableCell011401">
            <text:p text:style-name="P39"><text:span text:style-name="T37"/></text:p>
          </table:table-cell>
          <table:table-cell table:style-name="TableCell011402">
            <text:p text:style-name="P39"><text:span text:style-name="T37"/></text:p>
          </table:table-cell>
        </table:table-row>
        <table:table-row table:style-name="TableRow0115">
          <table:table-cell table:style-name="TableCell011500">
            <text:p text:style-name="P42"><text:span text:style-name="T38">./analog -t 24</text:span></text:p>
            <text:p text:style-name="P42"><text:span text:style-name="T38">ou</text:span></text:p>
            <text:p text:style-name="P42"><text:span text:style-name="T38">./analog -t qsdkl</text:span></text:p>
            <text:p text:style-name="P42"><text:span text:style-name="T38">ou</text:span></text:p>
            <text:p text:style-name="P42"><text:span text:style-name="T38">./analog -t 22.4</text:span></text:p>
            <text:p text:style-name="P42"><text:span text:style-name="T38">[...]</text:span><text:span text:style-name="T39"/></text:p>
          </table:table-cell>
          <table:table-cell table:style-name="TableCell011501">
            <text:p text:style-name="P42"><text:span text:style-name="T40">Heure invalide : elle doit être un entier compris dans l’intervalle [0 ; 23]</text:span><text:span text:style-name="T41"/></text:p>
          </table:table-cell>
          <table:table-cell table:style-name="TableCell011502">
            <text:p text:style-name="P42"><text:span text:style-name="T41"/></text:p>
          </table:table-cell>
        </table:table-row>
      </table:table>
      <text:p text:style-name="P44"><text:span text:style-name="T42"/></text:p>
      <text:p text:style-name="P44"><text:span text:style-name="T42">Spécifications pour les urls:</text:span></text:p>
      <text:p text:style-name="P44"><text:span text:style-name="T42"><text:tab/>- On ne prends pas en compte les paramètres d'une requête, tout ce qu'il y a après le point d'interrogation compris.</text:span></text:p>
      <text:p text:style-name="P44"><text:span text:style-name="T42"><text:tab/>- Si un "/" est présent à la fin de l'url il est supprimé</text:span></text:p>
      <text:p text:style-name="P44"><text:span text:style-name="T42"><text:tab/>- Le prédicat "</text:span><text:a xlink:href="https://intranet.if.insa-lyon.fr/"><text:span text:style-name="T43">https://intranet.if.insa-lyon.fr/</text:span></text:a><text:span text:style-name="T44">" est automatiquement retiré de l'url.<text:s text:c="2"/></text:span><text:span text:style-name="T45"/></text:p>
      <text:p text:style-name="P44"><text:span text:style-name="T45"/></text:p>
      <text:p text:style-name="P44"><text:span text:style-name="T45"/></text:p>
      <text:p text:style-name="P44"><text:span text:style-name="T45"/></text:p>
      <text:p text:style-name="P44"><text:span text:style-name="T45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46"><text:span text:style-name="T45"/></text:p>
          </table:table-cell>
          <table:table-cell table:style-name="TableCell020001">
            <text:p text:style-name="P46"><text:span text:style-name="T46">set&lt;URLHits&gt;</text:span><text:span text:style-name="T47"/></text:p>
          </table:table-cell>
          <table:table-cell table:style-name="TableCell020002">
            <text:p text:style-name="P46"><text:span text:style-name="T48">map&lt;string, URLHits*&gt;</text:span><text:span text:style-name="T49"/></text:p>
          </table:table-cell>
          <table:table-cell table:style-name="TableCell020003">
            <text:p text:style-name="P46"><text:span text:style-name="T50">map&lt;pair&lt;string*, string*&gt;, unsigned int&gt;</text:span><text:span text:style-name="T51"/></text:p>
          </table:table-cell>
          <table:table-cell table:style-name="TableCell020004">
            <text:p text:style-name="P46"><text:span text:style-name="T52">set&lt;string&gt;</text:span><text:span text:style-name="T53"/></text:p>
          </table:table-cell>
        </table:table-row>
        <table:table-row table:style-name="TableRow0201">
          <table:table-cell table:style-name="TableCell020100">
            <text:p text:style-name="P49"><text:span text:style-name="T54">Insertion</text:span><text:span text:style-name="T55"/></text:p>
          </table:table-cell>
          <table:table-cell table:style-name="TableCell020101">
            <text:p text:style-name="P49"><text:span text:style-name="T56">O(log(n))</text:span><text:span text:style-name="T57"/></text:p>
          </table:table-cell>
          <table:table-cell table:style-name="TableCell020102">
            <text:p text:style-name="P49"><text:span text:style-name="T58">O(log(n))</text:span><text:span text:style-name="T59"/></text:p>
          </table:table-cell>
          <table:table-cell table:style-name="TableCell020103">
            <text:p text:style-name="P49"><text:span text:style-name="T60">O(log(n))</text:span><text:span text:style-name="T61"/></text:p>
          </table:table-cell>
          <table:table-cell table:style-name="TableCell020104">
            <text:p text:style-name="P49"><text:span text:style-name="T62">O(log(n))</text:span><text:span text:style-name="T63"/></text:p>
          </table:table-cell>
        </table:table-row>
        <table:table-row table:style-name="TableRow0202">
          <table:table-cell table:style-name="TableCell020200">
            <text:p text:style-name="P52"><text:span text:style-name="T64">Recherche</text:span><text:span text:style-name="T65"/></text:p>
          </table:table-cell>
          <table:table-cell table:style-name="TableCell020201">
            <text:p text:style-name="P52"><text:span text:style-name="T66">O(log(n))</text:span><text:span text:style-name="T67"/></text:p>
          </table:table-cell>
          <table:table-cell table:style-name="TableCell020202">
            <text:p text:style-name="P52"><text:span text:style-name="T68">O(log(n))</text:span><text:span text:style-name="T69"/></text:p>
          </table:table-cell>
          <table:table-cell table:style-name="TableCell020203">
            <text:p text:style-name="P52"><text:span text:style-name="T70">O(log(n))</text:span><text:span text:style-name="T71"/></text:p>
          </table:table-cell>
          <table:table-cell table:style-name="TableCell020204">
            <text:p text:style-name="P52"><text:span text:style-name="T72">O(log(n))</text:span><text:span text:style-name="T73"/></text:p>
          </table:table-cell>
        </table:table-row>
        <table:table-row table:style-name="TableRow0203">
          <table:table-cell table:style-name="TableCell020300">
            <text:p text:style-name="P55"><text:span text:style-name="T74">Accès direct</text:span><text:span text:style-name="T75"/></text:p>
          </table:table-cell>
          <table:table-cell table:style-name="TableCell020301">
            <text:p text:style-name="P55"><text:span text:style-name="T76">O(1)</text:span><text:span text:style-name="T77"/></text:p>
          </table:table-cell>
          <table:table-cell table:style-name="TableCell020302">
            <text:p text:style-name="P55"><text:span text:style-name="T78">O(1)</text:span><text:span text:style-name="T79"/></text:p>
          </table:table-cell>
          <table:table-cell table:style-name="TableCell020303">
            <text:p text:style-name="P55"><text:span text:style-name="T80">O(1)</text:span><text:span text:style-name="T81"/></text:p>
          </table:table-cell>
          <table:table-cell table:style-name="TableCell020304">
            <text:p text:style-name="P55"><text:span text:style-name="T82">O(1)</text:span><text:span text:style-name="T83"/></text:p>
          </table:table-cell>
        </table:table-row>
      </table:table>
      <text:p text:style-name="P57"><text:span text:style-name="T83"/></text:p>
      <text:p text:style-name="P57"><text:span text:style-name="T84">A la lecture d’un fichier (insertion des données) : O(3*log(n))</text:span></text:p>
      <text:p text:style-name="P57"><text:span text:style-name="T85"/></text:p>
      <text:p text:style-name="P57"><text:span text:style-name="T86">A l’incrémentation du nombre de hits d’une URL : O(log(n))</text:span></text:p>
      <text:p text:style-name="P57"><text:span text:style-name="T87"/></text:p>
      <text:p text:style-name="P57"><text:span text:style-name="T88">A l’incrémentation du nombre de hits d’une URL depuis un referer : O(log(n))</text:span></text:p>
      <text:p text:style-name="P57"><text:span text:style-name="T89"/></text:p>
      <text:p text:style-name="P57"><text:span text:style-name="T89"/></text:p>
      <text:p text:style-name="P57"><text:span text:style-name="T89"/></text:p>
      <text:p text:style-name="P57"><text:span text:style-name="T89"/></text:p>
      <text:p text:style-name="P57"><text:span text:style-name="T89"/></text:p>
      <text:p text:style-name="P57"><text:span text:style-name="T90">Algorithme d’insertion des données</text:span></text:p>
      <text:p text:style-name="P57"><text:span text:style-name="T91"/></text:p>
      <text:p text:style-name="P57"><text:span text:style-name="T92">pour chaque ligne du fichier<text:s/></text:span><text:span text:style-name="T93">(O(n))</text:span></text:p>
      <text:p text:style-name="P57"><text:span text:style-name="T94"><text:tab/>si l’url n’a jamais été rencontrée</text:span><text:span text:style-name="T95"><text:s/></text:span><text:span text:style-name="T96">(O(log(n)))</text:span></text:p>
      <text:p text:style-name="P57"><text:span text:style-name="T97"><text:tab/><text:tab/>crée un URLHits</text:span></text:p>
      <text:p text:style-name="P57"><text:span text:style-name="T97"><text:tab/><text:tab/>l’ajoute a l’association url<text:s/></text:span><text:span text:style-name="T98">↔</text:span><text:span text:style-name="T99"><text:s/>URLHits (map&lt;string, URLHits*&gt;)<text:s/></text:span><text:span text:style-name="T100">(O(log(n)))</text:span></text:p>
      <text:p text:style-name="P57"><text:span text:style-name="T101"><text:tab/><text:tab/>l’ajoute au classement par hits (set&lt;URLHits&gt;)<text:s/></text:span><text:span text:style-name="T102">(O(log(n)))</text:span></text:p>
      <text:p text:style-name="P57"><text:span text:style-name="T103"><text:tab/>si la paire (url ; referer) n’a jamais été rencontrée<text:s/></text:span><text:span text:style-name="T104">(O(log(n)))</text:span></text:p>
      <text:p text:style-name="P57"><text:span text:style-name="T105"><text:tab/><text:tab/>crée la paire (url ; referer)</text:span></text:p>
      <text:p text:style-name="P57"><text:span text:style-name="T105"><text:tab/><text:tab/>l’ajoute a l’association entre la paire et le nombre de hits (map&lt;pair&lt;string*, <text:tab/><text:tab/><text:tab/>string*&gt;, unsigned int&gt;)<text:s/></text:span><text:span text:style-name="T106">(O(log(n)))</text:span></text:p>
      <text:p text:style-name="P57"><text:span text:style-name="T107"><text:tab/>incremente le nombre de hits de l’url<text:s/></text:span><text:span text:style-name="T108">(O(1))</text:span></text:p>
      <text:p text:style-name="P57"><text:span text:style-name="T109"><text:tab/>incremente le nombre de hits de la paire (url ; referer)<text:s text:c="2"/></text:span><text:span text:style-name="T110">(O(1))</text:span></text:p>
      <text:p text:style-name="P57"><text:span text:style-name="T111"/></text:p>
      <text:p text:style-name="P57"><text:span text:style-name="T112">Complexité totale dans le pire des cas O(n * 5 * log(n))</text:span></text:p>
      <text:p text:style-name="P57"><text:span text:style-name="T113"/></text:p>
      <text:p text:style-name="P57"><text:span text:style-name="T113"/></text:p>
      <text:p text:style-name="P57"><text:span text:style-name="T114">Algorithme de recherche du top 10</text:span></text:p>
      <text:p text:style-name="P57"><text:span text:style-name="T115"/></text:p>
      <text:p text:style-name="P57"><text:span text:style-name="T116">pour i allant de 0 à 9</text:span></text:p>
      <text:p text:style-name="P57"><text:span text:style-name="T116"><text:tab/>urlHits<text:s/></text:span><text:span text:style-name="T117">←</text:span><text:span text:style-name="T118"><text:s/>URLHits[i]<text:s text:c="2"/></text:span><text:span text:style-name="T119">(O(1))</text:span></text:p>
      <text:p text:style-name="P57"><text:span text:style-name="T120"><text:tab/>affiche urlHits.url </text:span></text:p>
      <text:p text:style-name="P57"><text:span text:style-name="T121"/></text:p>
      <text:p text:style-name="P57"><text:span text:style-name="T122">Complexité totale dans le pire des cas O(10)<text:s/></text:span><text:span text:style-name="T123">→</text:span><text:span text:style-name="T124"><text:s/>O(1)</text:span></text:p>
      <text:p text:style-name="P57"><text:span text:style-name="T125"/></text:p>
      <text:p text:style-name="P57"><text:span text:style-name="T126">Algorithme de génération du graphique</text:span></text:p>
      <text:p text:style-name="P57"><text:span text:style-name="T127"/></text:p>
      <text:p text:style-name="P57"><text:span text:style-name="T128">pour chaque tuple (&lt;&lt;referer, cible&gt;, hits&gt;) de map&lt;pair&lt;string*, string*&gt;, unsigned int&gt;<text:s/></text:span><text:span text:style-name="T129">(O(n))</text:span></text:p>
      <text:p text:style-name="P57"><text:span text:style-name="T129"><text:tab/></text:span><text:span text:style-name="T130">si l’url de referer ne se trouve pas dans les n</text:span><text:span text:style-name="T131">œ</text:span><text:span text:style-name="T132">uds déjà créées (set&lt;string&gt;)<text:s/></text:span><text:span text:style-name="T133">(O(log(n)))</text:span></text:p>
      <text:p text:style-name="P57"><text:span text:style-name="T134"><text:tab/><text:tab/>crée le n</text:span><text:span text:style-name="T135">œ</text:span><text:span text:style-name="T136">ud referer</text:span></text:p>
      <text:p text:style-name="P57"><text:span text:style-name="T136"><text:tab/><text:tab/>insère l’url dans la liste de n</text:span><text:span text:style-name="T137">œ</text:span><text:span text:style-name="T138">uds créés (set&lt;string&gt;)<text:s/></text:span><text:span text:style-name="T139">(O(log(n)))</text:span></text:p>
      <text:p text:style-name="P57"><text:span text:style-name="T140"><text:tab/>si l’url de cible ne se trouve pas dans les n</text:span><text:span text:style-name="T141">œ</text:span><text:span text:style-name="T142">uds déjà créées (set&lt;string&gt;)<text:s/></text:span><text:span text:style-name="T143">(O(log(n)))</text:span></text:p>
      <text:p text:style-name="P57"><text:span text:style-name="T144"><text:tab/><text:tab/>crée le n</text:span><text:span text:style-name="T145">œ</text:span><text:span text:style-name="T146">ud cible</text:span></text:p>
      <text:p text:style-name="P57"><text:span text:style-name="T146"><text:tab/><text:tab/>insère l’url dans la liste de n</text:span><text:span text:style-name="T147">œ</text:span><text:span text:style-name="T148">uds créées (set&lt;string&gt;)<text:s/></text:span><text:span text:style-name="T149">(O(log(n)))</text:span></text:p>
      <text:p text:style-name="P57"><text:span text:style-name="T150"><text:tab/>crée une flèche de referer vers cible avec le label hits</text:span></text:p>
      <text:p text:style-name="P57"><text:span text:style-name="T151"/></text:p>
      <text:p text:style-name="P57"><text:span text:style-name="T151"/></text:p>
      <text:p text:style-name="P57"><text:span text:style-name="T152">Complexité totale dans le pire des cas O(n * 4 log(n)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